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0FE000000F760FAA34F.png" manifest:media-type="image/png"/>
  <manifest:file-entry manifest:full-path="Pictures/10000201000000E60000006E0DDF1D5E.png" manifest:media-type="image/png"/>
  <manifest:file-entry manifest:full-path="Pictures/10000201000000FE000000F707087F48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>
      <style:paragraph-properties fo:text-align="center"/>
    </style:style>
    <style:style style:name="P2" style:family="paragraph">
      <style:text-properties style:font-name="Arial"/>
    </style:style>
    <style:style style:name="T1" style:family="text">
      <style:text-properties style:font-name="Ari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000000" draw:marker-end="Arrowheads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marker-end="Arrowheads_20_1" draw:fill="none" draw:fill-color="#ffffff" fo:min-height="0.224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phics2" text:anchor-type="paragraph" svg:x="0.288cm" svg:y="3.254cm" svg:width="2.203cm" svg:height="1.055cm" draw:z-index="0"><draw:image xlink:href="Pictures/10000201000000E60000006E0DDF1D5E.png" xlink:type="simple" xlink:show="embed" xlink:actuate="onLoad"/></draw:frame><draw:frame draw:style-name="fr1" draw:name="graphics3" text:anchor-type="paragraph" svg:x="5.731cm" svg:y="1.402cm" svg:width="2.26cm" svg:height="2.2cm" draw:z-index="3"><draw:image xlink:href="Pictures/10000201000000FE000000F707087F48.png" xlink:type="simple" xlink:show="embed" xlink:actuate="onLoad"/></draw:frame><draw:frame draw:style-name="fr1" draw:name="graphics1" text:anchor-type="paragraph" svg:x="0.127cm" svg:y="0.185cm" svg:width="2.258cm" svg:height="2.196cm" draw:z-index="4"><draw:image xlink:href="Pictures/10000201000000FE000000F760FAA34F.png" xlink:type="simple" xlink:show="embed" xlink:actuate="onLoad"/></draw:frame><draw:line text:anchor-type="paragraph" draw:z-index="1" draw:style-name="gr1" draw:text-style-name="P1" svg:x1="2.674cm" svg:y1="1.072cm" svg:x2="5.267cm" svg:y2="2.13cm"><text:p/></draw:line><draw:line text:anchor-type="paragraph" draw:z-index="2" draw:style-name="gr1" draw:text-style-name="P1" svg:x1="2.886cm" svg:y1="3.692cm" svg:x2="5.241cm" svg:y2="2.898cm"><text:p/></draw:line><draw:frame text:anchor-type="paragraph" draw:z-index="5" draw:style-name="gr2" draw:text-style-name="P2" svg:width="1.8cm" svg:height="0.976cm" svg:x="0.028cm" svg:y="2.898cm"><draw:text-box><text:p><text:span text:style-name="T1">Public</text:span></text:p><text:p><text:span text:style-name="T1"/>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heads_20_1" draw:display-name="Arrowheads 1" svg:viewBox="0 0 20 30" svg:d="m10 0-10 30h20z"/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el Randall</meta:initial-creator>
    <meta:creation-date>2013-06-22T16:03:20</meta:creation-date>
    <dc:date>2013-06-22T16:31:59</dc:date>
    <dc:creator>Daniel Randall</dc:creator>
    <meta:editing-duration>P0D</meta:editing-duration>
    <meta:editing-cycles>2</meta:editing-cycles>
    <meta:generator>LibreOffice/3.5$Linux_X86_64 LibreOffice_project/350m1$Build-2</meta:generator>
    <meta:document-statistic meta:table-count="0" meta:image-count="3" meta:object-count="0" meta:page-count="1" meta:paragraph-count="0" meta:word-count="0" meta:character-count="0" meta:non-whitespace-character-count="0"/>
  </office:meta>
</office:document-meta>
</file>